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451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5299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9" style:family="table-cell" style:parent-style-name="Default">
      <style:text-properties style:font-name="Comic Sans MS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19.565in" svg:height="16.102in" svg:x="0.065in" svg:y="4.2118in">
            <draw:object draw:notify-on-update-of-ranges="Sheet1_2.B1:Sheet1_2.I1 Sheet1_2.A2:Sheet1_2.A2 Sheet1_2.B2:Sheet1_2.I2 Sheet1_2.A3:Sheet1_2.A3 Sheet1_2.B3:Sheet1_2.I3 Sheet1_2.A3:Sheet1_2.A3 Sheet1_2.B3:Sheet1_2.I3 Sheet1_2.A4:Sheet1_2.A4 Sheet1_2.B4:Sheet1_2.I4 Sheet1_2.A5:Sheet1_2.A5 Sheet1_2.B5:Sheet1_2.I5 Sheet1_2.A6:Sheet1_2.A6 Sheet1_2.B6:Sheet1_2.I6 Sheet1_2.A7:Sheet1_2.A7 Sheet1_2.B7:Sheet1_2.I7 Sheet1_2.A8:Sheet1_2.A8 Sheet1_2.B8:Sheet1_2.I8 Sheet1_2.A9:Sheet1_2.A9 Sheet1_2.B9:Sheet1_2.I9 Sheet1_2.A10:Sheet1_2.A10 Sheet1_2.B10:Sheet1_2.I10 Sheet1_2.A11:Sheet1_2.A11 Sheet1_2.B11:Sheet1_2.I11 Sheet1_2.A12:Sheet1_2.A12 Sheet1_2.B12:Sheet1_2.I12 Sheet1_2.A13:Sheet1_2.A13 Sheet1_2.B13:Sheet1_2.I13 Sheet1_2.A14:Sheet1_2.A14 Sheet1_2.B14:Sheet1_2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8"/>
        <table:table-column table:style-name="co4" table:number-columns-repeated="8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float" office:value="0.083093">
            <text:p>0.083093</text:p>
          </table:table-cell>
          <table:table-cell table:style-name="ce7" office:value-type="float" office:value="0.181192">
            <text:p>0.181192</text:p>
          </table:table-cell>
          <table:table-cell table:style-name="ce7" office:value-type="float" office:value="0.494008">
            <text:p>0.494008</text:p>
          </table:table-cell>
          <table:table-cell table:style-name="ce7" office:value-type="float" office:value="1.03408">
            <text:p>1.03408</text:p>
          </table:table-cell>
          <table:table-cell table:style-name="ce7" office:value-type="float" office:value="2.24548">
            <text:p>2.24548</text:p>
          </table:table-cell>
          <table:table-cell table:style-name="ce7" office:value-type="float" office:value="4.73584">
            <text:p>4.73584</text:p>
          </table:table-cell>
          <table:table-cell table:style-name="ce7" office:value-type="float" office:value="9.92869">
            <text:p>9.92869</text:p>
          </table:table-cell>
          <table:table-cell table:style-name="ce7" office:value-type="float" office:value="20.9072">
            <text:p>20.9072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float" office:value="0.120396">
            <text:p>0.120396</text:p>
          </table:table-cell>
          <table:table-cell table:style-name="ce7" office:value-type="float" office:value="0.244317">
            <text:p>0.244317</text:p>
          </table:table-cell>
          <table:table-cell table:style-name="ce7" office:value-type="float" office:value="0.485012">
            <text:p>0.485012</text:p>
          </table:table-cell>
          <table:table-cell table:style-name="ce7" office:value-type="float" office:value="0.970527">
            <text:p>0.970527</text:p>
          </table:table-cell>
          <table:table-cell table:style-name="ce7" office:value-type="float" office:value="1.95081">
            <text:p>1.95081</text:p>
          </table:table-cell>
          <table:table-cell table:style-name="ce7" office:value-type="float" office:value="3.90262">
            <text:p>3.90262</text:p>
          </table:table-cell>
          <table:table-cell table:style-name="ce7" office:value-type="float" office:value="7.80633">
            <text:p>7.80633</text:p>
          </table:table-cell>
          <table:table-cell table:style-name="ce7" office:value-type="float" office:value="15.7473">
            <text:p>15.7473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float" office:value="0.076407">
            <text:p>0.076407</text:p>
          </table:table-cell>
          <table:table-cell table:style-name="ce7" office:value-type="float" office:value="0.155646">
            <text:p>0.155646</text:p>
          </table:table-cell>
          <table:table-cell table:style-name="ce7" office:value-type="float" office:value="0.311641">
            <text:p>0.311641</text:p>
          </table:table-cell>
          <table:table-cell table:style-name="ce7" office:value-type="float" office:value="0.634144">
            <text:p>0.634144</text:p>
          </table:table-cell>
          <table:table-cell table:style-name="ce7" office:value-type="float" office:value="1.28682">
            <text:p>1.28682</text:p>
          </table:table-cell>
          <table:table-cell table:style-name="ce7" office:value-type="float" office:value="2.6197">
            <text:p>2.6197</text:p>
          </table:table-cell>
          <table:table-cell table:style-name="ce7" office:value-type="float" office:value="5.30209">
            <text:p>5.30209</text:p>
          </table:table-cell>
          <table:table-cell table:style-name="ce7" office:value-type="float" office:value="10.8421">
            <text:p>10.8421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float" office:value="0.220266">
            <text:p>0.220266</text:p>
          </table:table-cell>
          <table:table-cell table:style-name="ce7" office:value-type="float" office:value="0.452221">
            <text:p>0.452221</text:p>
          </table:table-cell>
          <table:table-cell table:style-name="ce7" office:value-type="float" office:value="0.931692">
            <text:p>0.931692</text:p>
          </table:table-cell>
          <table:table-cell table:style-name="ce7" office:value-type="float" office:value="1.91999">
            <text:p>1.91999</text:p>
          </table:table-cell>
          <table:table-cell table:style-name="ce7" office:value-type="float" office:value="3.956">
            <text:p>3.956</text:p>
          </table:table-cell>
          <table:table-cell table:style-name="ce7" office:value-type="float" office:value="8.1757">
            <text:p>8.1757</text:p>
          </table:table-cell>
          <table:table-cell table:style-name="ce7" office:value-type="float" office:value="16.8816">
            <text:p>16.8816</text:p>
          </table:table-cell>
          <table:table-cell table:style-name="ce7" office:value-type="float" office:value="34.6973">
            <text:p>34.6973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float" office:value="0.197224">
            <text:p>0.197224</text:p>
          </table:table-cell>
          <table:table-cell table:style-name="ce7" office:value-type="float" office:value="0.404014">
            <text:p>0.404014</text:p>
          </table:table-cell>
          <table:table-cell table:style-name="ce7" office:value-type="float" office:value="0.822906">
            <text:p>0.822906</text:p>
          </table:table-cell>
          <table:table-cell table:style-name="ce7" office:value-type="float" office:value="1.6892">
            <text:p>1.6892</text:p>
          </table:table-cell>
          <table:table-cell table:style-name="ce7" office:value-type="float" office:value="3.4719">
            <text:p>3.4719</text:p>
          </table:table-cell>
          <table:table-cell table:style-name="ce7" office:value-type="float" office:value="7.1112">
            <text:p>7.1112</text:p>
          </table:table-cell>
          <table:table-cell table:style-name="ce7" office:value-type="float" office:value="14.6169">
            <text:p>14.6169</text:p>
          </table:table-cell>
          <table:table-cell table:style-name="ce7" office:value-type="float" office:value="29.8003">
            <text:p>29.8003</text:p>
          </table:table-cell>
          <table:table-cell table:style-name="ce7" office:value-type="float" office:value="203280221">
            <text:p>20328022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float" office:value="0.063756">
            <text:p>0.063756</text:p>
          </table:table-cell>
          <table:table-cell table:style-name="ce7" office:value-type="float" office:value="0.128676">
            <text:p>0.128676</text:p>
          </table:table-cell>
          <table:table-cell table:style-name="ce7" office:value-type="float" office:value="0.260198">
            <text:p>0.260198</text:p>
          </table:table-cell>
          <table:table-cell table:style-name="ce7" office:value-type="float" office:value="0.526149">
            <text:p>0.526149</text:p>
          </table:table-cell>
          <table:table-cell table:style-name="ce7" office:value-type="float" office:value="1.08666">
            <text:p>1.08666</text:p>
          </table:table-cell>
          <table:table-cell table:style-name="ce7" office:value-type="float" office:value="2.17646">
            <text:p>2.17646</text:p>
          </table:table-cell>
          <table:table-cell table:style-name="ce7" office:value-type="float" office:value="4.42856">
            <text:p>4.42856</text:p>
          </table:table-cell>
          <table:table-cell table:style-name="ce7" office:value-type="float" office:value="8.92708">
            <text:p>8.92708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float" office:value="0.060235">
            <text:p>0.060235</text:p>
          </table:table-cell>
          <table:table-cell table:style-name="ce7" office:value-type="float" office:value="0.121617">
            <text:p>0.121617</text:p>
          </table:table-cell>
          <table:table-cell table:style-name="ce7" office:value-type="float" office:value="0.243317">
            <text:p>0.243317</text:p>
          </table:table-cell>
          <table:table-cell table:style-name="ce7" office:value-type="float" office:value="0.497177">
            <text:p>0.497177</text:p>
          </table:table-cell>
          <table:table-cell table:style-name="ce7" office:value-type="float" office:value="1.01658">
            <text:p>1.01658</text:p>
          </table:table-cell>
          <table:table-cell table:style-name="ce7" office:value-type="float" office:value="2.05718">
            <text:p>2.05718</text:p>
          </table:table-cell>
          <table:table-cell table:style-name="ce7" office:value-type="float" office:value="4.22407">
            <text:p>4.22407</text:p>
          </table:table-cell>
          <table:table-cell table:style-name="ce7" office:value-type="float" office:value="8.5506">
            <text:p>8.5506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float" office:value="0.031416">
            <text:p>0.031416</text:p>
          </table:table-cell>
          <table:table-cell table:style-name="ce7" office:value-type="float" office:value="0.063316">
            <text:p>0.063316</text:p>
          </table:table-cell>
          <table:table-cell table:style-name="ce7" office:value-type="float" office:value="0.129567">
            <text:p>0.129567</text:p>
          </table:table-cell>
          <table:table-cell table:style-name="ce7" office:value-type="float" office:value="0.27304">
            <text:p>0.27304</text:p>
          </table:table-cell>
          <table:table-cell table:style-name="ce7" office:value-type="float" office:value="0.56317">
            <text:p>0.56317</text:p>
          </table:table-cell>
          <table:table-cell table:style-name="ce7" office:value-type="float" office:value="1.15341">
            <text:p>1.15341</text:p>
          </table:table-cell>
          <table:table-cell table:style-name="ce7" office:value-type="float" office:value="2.35641">
            <text:p>2.35641</text:p>
          </table:table-cell>
          <table:table-cell table:style-name="ce7" office:value-type="float" office:value="4.90922">
            <text:p>4.90922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float" office:value="0.028026">
            <text:p>0.028026</text:p>
          </table:table-cell>
          <table:table-cell table:style-name="ce7" office:value-type="float" office:value="0.060277">
            <text:p>0.060277</text:p>
          </table:table-cell>
          <table:table-cell table:style-name="ce7" office:value-type="float" office:value="0.119846">
            <text:p>0.119846</text:p>
          </table:table-cell>
          <table:table-cell table:style-name="ce7" office:value-type="float" office:value="0.250418">
            <text:p>0.250418</text:p>
          </table:table-cell>
          <table:table-cell table:style-name="ce7" office:value-type="float" office:value="0.518771">
            <text:p>0.518771</text:p>
          </table:table-cell>
          <table:table-cell table:style-name="ce7" office:value-type="float" office:value="1.06174">
            <text:p>1.06174</text:p>
          </table:table-cell>
          <table:table-cell table:style-name="ce7" office:value-type="float" office:value="2.16891">
            <text:p>2.16891</text:p>
          </table:table-cell>
          <table:table-cell table:style-name="ce7" office:value-type="float" office:value="4.3723">
            <text:p>4.3723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1 thread, 16384 bytes block)</text:p>
          </table:table-cell>
          <table:table-cell table:style-name="ce7" office:value-type="float" office:value="0.034172">
            <text:p>0.034172</text:p>
          </table:table-cell>
          <table:table-cell table:style-name="ce7" office:value-type="float" office:value="0.067397">
            <text:p>0.067397</text:p>
          </table:table-cell>
          <table:table-cell table:style-name="ce7" office:value-type="float" office:value="0.124096">
            <text:p>0.124096</text:p>
          </table:table-cell>
          <table:table-cell table:style-name="ce7" office:value-type="float" office:value="0.258856">
            <text:p>0.258856</text:p>
          </table:table-cell>
          <table:table-cell table:style-name="ce7" office:value-type="float" office:value="0.528277">
            <text:p>0.528277</text:p>
          </table:table-cell>
          <table:table-cell table:style-name="ce7" office:value-type="float" office:value="1.08063">
            <text:p>1.08063</text:p>
          </table:table-cell>
          <table:table-cell table:style-name="ce7" office:value-type="float" office:value="2.24666">
            <text:p>2.24666</text:p>
          </table:table-cell>
          <table:table-cell table:style-name="ce7" office:value-type="float" office:value="4.68789">
            <text:p>4.68789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2 thread, 16384 bytes block)</text:p>
          </table:table-cell>
          <table:table-cell table:style-name="ce7" office:value-type="float" office:value="0.028573">
            <text:p>0.028573</text:p>
          </table:table-cell>
          <table:table-cell table:style-name="ce7" office:value-type="float" office:value="0.040757">
            <text:p>0.040757</text:p>
          </table:table-cell>
          <table:table-cell table:style-name="ce7" office:value-type="float" office:value="0.071112">
            <text:p>0.071112</text:p>
          </table:table-cell>
          <table:table-cell table:style-name="ce7" office:value-type="float" office:value="0.149145">
            <text:p>0.149145</text:p>
          </table:table-cell>
          <table:table-cell table:style-name="ce7" office:value-type="float" office:value="0.294023">
            <text:p>0.294023</text:p>
          </table:table-cell>
          <table:table-cell table:style-name="ce7" office:value-type="float" office:value="0.604003">
            <text:p>0.604003</text:p>
          </table:table-cell>
          <table:table-cell table:style-name="ce7" office:value-type="float" office:value="1.25012">
            <text:p>1.25012</text:p>
          </table:table-cell>
          <table:table-cell table:style-name="ce7" office:value-type="float" office:value="2.57027">
            <text:p>2.57027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3 thread, 16384 bytes block)</text:p>
          </table:table-cell>
          <table:table-cell table:style-name="ce7" office:value-type="float" office:value="0.014454">
            <text:p>0.014454</text:p>
          </table:table-cell>
          <table:table-cell table:style-name="ce7" office:value-type="float" office:value="0.027389">
            <text:p>0.027389</text:p>
          </table:table-cell>
          <table:table-cell table:style-name="ce7" office:value-type="float" office:value="0.060045">
            <text:p>0.060045</text:p>
          </table:table-cell>
          <table:table-cell table:style-name="ce7" office:value-type="float" office:value="0.125848">
            <text:p>0.125848</text:p>
          </table:table-cell>
          <table:table-cell table:style-name="ce7" office:value-type="float" office:value="0.229551">
            <text:p>0.229551</text:p>
          </table:table-cell>
          <table:table-cell table:style-name="ce7" office:value-type="float" office:value="0.478578">
            <text:p>0.478578</text:p>
          </table:table-cell>
          <table:table-cell table:style-name="ce7" office:value-type="float" office:value="0.928133">
            <text:p>0.928133</text:p>
          </table:table-cell>
          <table:table-cell table:style-name="ce7" office:value-type="float" office:value="1.89543">
            <text:p>1.89543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time (4 thread, 16384 bytes block)</text:p>
          </table:table-cell>
          <table:table-cell table:style-name="ce7" office:value-type="float" office:value="0.01609">
            <text:p>0.01609</text:p>
          </table:table-cell>
          <table:table-cell table:style-name="ce7" office:value-type="float" office:value="0.033247">
            <text:p>0.033247</text:p>
          </table:table-cell>
          <table:table-cell table:style-name="ce7" office:value-type="float" office:value="0.045991">
            <text:p>0.045991</text:p>
          </table:table-cell>
          <table:table-cell table:style-name="ce7" office:value-type="float" office:value="0.096771">
            <text:p>0.096771</text:p>
          </table:table-cell>
          <table:table-cell table:style-name="ce7" office:value-type="float" office:value="0.198386">
            <text:p>0.198386</text:p>
          </table:table-cell>
          <table:table-cell table:style-name="ce7" office:value-type="float" office:value="0.374243">
            <text:p>0.374243</text:p>
          </table:table-cell>
          <table:table-cell table:style-name="ce7" office:value-type="float" office:value="0.751886">
            <text:p>0.751886</text:p>
          </table:table-cell>
          <table:table-cell table:style-name="ce7" office:value-type="float" office:value="1.50942">
            <text:p>1.50942</text:p>
          </table:table-cell>
          <table:table-cell table:style-name="ce7" office:value-type="string">
            <text:p>51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optimized for space and time (4 thread, 16384 bytes block)</text:p>
          </table:table-cell>
          <table:table-cell table:style-name="ce7" office:value-type="float" office:value="0.017815">
            <text:p>0.017815</text:p>
          </table:table-cell>
          <table:table-cell table:style-name="ce7" table:number-columns-repeated="6"/>
          <table:table-cell table:style-name="ce7" office:value-type="float" office:value="1.55794">
            <text:p>1.55794</text:p>
          </table:table-cell>
          <table:table-cell table:style-name="ce7" office:value-type="string">
            <text:p>258.1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 optimized for space and time (16384 bytes block)</text:p>
          </table:table-cell>
          <table:table-cell table:style-name="ce7" table:number-columns-repeated="7"/>
          <table:table-cell table:style-name="ce7" office:value-type="string">
            <text:p>2.54219s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(16384 bytes block)</text:p>
          </table:table-cell>
          <table:table-cell table:style-name="ce7" table:number-columns-repeated="7"/>
          <table:table-cell table:style-name="ce7" office:value-type="float" office:value="2.58543">
            <text:p>2.58543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string">
            <text:p>openmpi and openmp optimized for space and time with dynamic scheduling (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1006" table:default-cell-style-name="ce8"/>
        <table:table-column table:style-name="co4" table:number-columns-repeated="5" table:default-cell-style-name="ce9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es)</text:p>
          </table:table-cell>
          <table:table-cell table:style-name="ce6" office:value-type="string">
            <text:p>2^32 (203280221 primes)</text:p>
          </table:table-cell>
          <table:table-cell table:style-name="ce6" office:value-type="string">
            <text:p>2^33 (393615806 primes)</text:p>
          </table:table-cell>
          <table:table-cell table:style-name="ce6" office:value-type="string">
            <text:p>2^34 (762939111 primes)</text:p>
          </table:table-cell>
          <table:table-cell table:style-name="ce6" office:value-type="string">
            <text:p>2^35 (1480206279 primes)</text:p>
          </table:table-cell>
          <table:table-cell table:style-name="ce6" office:value-type="string">
            <text:p>Space 2^3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 - 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14" office:value-type="string">
            <text:p>4128.66s (01h08m48.66s)</text:p>
          </table:table-cell>
          <table:table-cell table:style-name="ce14" office:value-type="string">
            <text:p>11758.5s (03h15m58.5s)</text:p>
          </table:table-cell>
          <table:table-cell table:style-name="ce14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2 - multiples to check for primes</text:p>
          </table:table-cell>
          <table:table-cell table:style-name="ce7" office:value-type="string">
            <text:p>0.05379s</text:p>
          </table:table-cell>
          <table:table-cell table:style-name="ce13" office:value-type="string">
            <text:p>0.118753s</text:p>
          </table:table-cell>
          <table:table-cell table:style-name="ce7" office:value-type="string">
            <text:p>0.313213s</text:p>
          </table:table-cell>
          <table:table-cell table:style-name="ce7" office:value-type="string">
            <text:p>0.771619s</text:p>
          </table:table-cell>
          <table:table-cell table:style-name="ce7" office:value-type="string">
            <text:p>1.73917s</text:p>
          </table:table-cell>
          <table:table-cell table:style-name="ce7" office:value-type="string">
            <text:p>3.7117s</text:p>
          </table:table-cell>
          <table:table-cell table:style-name="ce7" office:value-type="string">
            <text:p>7.77435s</text:p>
          </table:table-cell>
          <table:table-cell table:style-name="ce7" office:value-type="string">
            <text:p>16.7219s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3 – block search with bitset with all numbers (6291456 bytes block – L3 cache size)</text:p>
          </table:table-cell>
          <table:table-cell table:style-name="ce7" office:value-type="string">
            <text:p>0.051025s</text:p>
          </table:table-cell>
          <table:table-cell table:style-name="ce7" office:value-type="string">
            <text:p>0.10611s</text:p>
          </table:table-cell>
          <table:table-cell table:style-name="ce7" office:value-type="string">
            <text:p>0.43712s</text:p>
          </table:table-cell>
          <table:table-cell table:style-name="ce7" office:value-type="string">
            <text:p>1.25459s</text:p>
          </table:table-cell>
          <table:table-cell table:style-name="ce13" office:value-type="string">
            <text:p>4.14809s</text:p>
          </table:table-cell>
          <table:table-cell table:style-name="ce7" office:value-type="string">
            <text:p>12.3878s</text:p>
          </table:table-cell>
          <table:table-cell table:style-name="ce7" office:value-type="string">
            <text:p>44.3146s</text:p>
          </table:table-cell>
          <table:table-cell table:style-name="ce7" office:value-type="string">
            <text:p>1541249s (02m34.1249s)</text:p>
          </table:table-cell>
          <table:table-cell table:style-name="ce7" table:number-columns-repeated="3"/>
          <table:table-cell table:style-name="ce7" office:value-type="string">
            <text:p>257.3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4 – block search with bitset only with numbers in the block (32768 bytes block) and primes found stored in vector</text:p>
          </table:table-cell>
          <table:table-cell table:style-name="ce7" office:value-type="string">
            <text:p>0.11176s</text:p>
          </table:table-cell>
          <table:table-cell table:style-name="ce7" office:value-type="string">
            <text:p>0.226895s</text:p>
          </table:table-cell>
          <table:table-cell table:style-name="ce7" office:value-type="string">
            <text:p>0.449838s</text:p>
          </table:table-cell>
          <table:table-cell table:style-name="ce7" office:value-type="string">
            <text:p>0.939899s</text:p>
          </table:table-cell>
          <table:table-cell table:style-name="ce7" office:value-type="string">
            <text:p>1.81789s</text:p>
          </table:table-cell>
          <table:table-cell table:style-name="ce7" office:value-type="string">
            <text:p>3.63s</text:p>
          </table:table-cell>
          <table:table-cell table:style-name="ce7" office:value-type="string">
            <text:p>7.29397s</text:p>
          </table:table-cell>
          <table:table-cell table:style-name="ce7" office:value-type="string">
            <text:p>14.742s</text:p>
          </table:table-cell>
          <table:table-cell table:style-name="ce7" table:number-columns-repeated="3"/>
          <table:table-cell table:style-name="ce7" office:value-type="string">
            <text:p>1.5 G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5 – block search with bitset with all numbers optimized for time (16384 bytes block)</text:p>
          </table:table-cell>
          <table:table-cell table:style-name="ce7" office:value-type="string">
            <text:p>0.041456s</text:p>
          </table:table-cell>
          <table:table-cell table:style-name="ce7" office:value-type="string">
            <text:p>0.085455s</text:p>
          </table:table-cell>
          <table:table-cell table:style-name="ce7" office:value-type="string">
            <text:p>0.182632s</text:p>
          </table:table-cell>
          <table:table-cell table:style-name="ce7" office:value-type="string">
            <text:p>0.360063s</text:p>
          </table:table-cell>
          <table:table-cell table:style-name="ce7" office:value-type="string">
            <text:p>0.716558s</text:p>
          </table:table-cell>
          <table:table-cell table:style-name="ce7" office:value-type="string">
            <text:p>1.45651s</text:p>
          </table:table-cell>
          <table:table-cell table:style-name="ce7" office:value-type="string">
            <text:p>2.98484s</text:p>
          </table:table-cell>
          <table:table-cell table:style-name="ce7" office:value-type="string">
            <text:p>6.13673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6 – block search with bitset with all numbers optimized for space and with modulo 30 wheel factorization (16384 bytes block)</text:p>
          </table:table-cell>
          <table:table-cell table:style-name="ce7" office:value-type="string">
            <text:p>0.218348s</text:p>
          </table:table-cell>
          <table:table-cell table:style-name="ce7" office:value-type="string">
            <text:p>0.439598s</text:p>
          </table:table-cell>
          <table:table-cell table:style-name="ce7" office:value-type="string">
            <text:p>0.905796s</text:p>
          </table:table-cell>
          <table:table-cell table:style-name="ce7" office:value-type="string">
            <text:p>1.8922s</text:p>
          </table:table-cell>
          <table:table-cell table:style-name="ce7" office:value-type="string">
            <text:p>3.85323s</text:p>
          </table:table-cell>
          <table:table-cell table:style-name="ce7" office:value-type="string">
            <text:p>7.97944s</text:p>
          </table:table-cell>
          <table:table-cell table:style-name="ce7" office:value-type="string">
            <text:p>16.4068s</text:p>
          </table:table-cell>
          <table:table-cell table:style-name="ce7" office:value-type="string">
            <text:p>33.8284s</text:p>
          </table:table-cell>
          <table:table-cell table:style-name="ce7" table:number-columns-repeated="3"/>
          <table:table-cell table:style-name="ce7" office:value-type="string">
            <text:p>137.9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7 – 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376s</text:p>
          </table:table-cell>
          <table:table-cell table:style-name="ce7" office:value-type="string">
            <text:p>0.401513s</text:p>
          </table:table-cell>
          <table:table-cell table:style-name="ce7" office:value-type="string">
            <text:p>0.834527s</text:p>
          </table:table-cell>
          <table:table-cell table:style-name="ce7" office:value-type="string">
            <text:p>1.72432s</text:p>
          </table:table-cell>
          <table:table-cell table:style-name="ce7" office:value-type="string">
            <text:p>3.5927s</text:p>
          </table:table-cell>
          <table:table-cell table:style-name="ce7" office:value-type="string">
            <text:p>7.41771s</text:p>
          </table:table-cell>
          <table:table-cell table:style-name="ce7" office:value-type="string">
            <text:p>15.3145s</text:p>
          </table:table-cell>
          <table:table-cell table:style-name="ce7" office:value-type="string">
            <text:p>28.7898s</text:p>
          </table:table-cell>
          <table:table-cell table:style-name="ce7" table:number-columns-repeated="3"/>
          <table:table-cell table:style-name="ce7" office:value-type="string">
            <text:p>118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8 – block search with bitset with all numbers optimized for time and space and with modulo 30 wheel factorization (32768 bytes block)</text:p>
          </table:table-cell>
          <table:table-cell table:style-name="ce7" office:value-type="string">
            <text:p>0.030691s</text:p>
          </table:table-cell>
          <table:table-cell table:style-name="ce7" office:value-type="string">
            <text:p>0.059698s</text:p>
          </table:table-cell>
          <table:table-cell table:style-name="ce7" office:value-type="string">
            <text:p>0.123468s</text:p>
          </table:table-cell>
          <table:table-cell table:style-name="ce7" office:value-type="string">
            <text:p>0.252195s</text:p>
          </table:table-cell>
          <table:table-cell table:style-name="ce7" office:value-type="string">
            <text:p>0.514724s</text:p>
          </table:table-cell>
          <table:table-cell table:style-name="ce7" office:value-type="string">
            <text:p>1.06929s</text:p>
          </table:table-cell>
          <table:table-cell table:style-name="ce7" office:value-type="string">
            <text:p>2.15629s</text:p>
          </table:table-cell>
          <table:table-cell table:style-name="ce7" office:value-type="string">
            <text:p>4.50765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9 – block search with bitset with all numbers optimized for time and space and with modulo 210 wheel factorization (16384 bytes block)</text:p>
          </table:table-cell>
          <table:table-cell table:style-name="ce7" office:value-type="string">
            <text:p>0.026559s</text:p>
          </table:table-cell>
          <table:table-cell table:style-name="ce7" office:value-type="string">
            <text:p>0.054194s</text:p>
          </table:table-cell>
          <table:table-cell table:style-name="ce7" office:value-type="string">
            <text:p>0.114309s</text:p>
          </table:table-cell>
          <table:table-cell table:style-name="ce7" office:value-type="string">
            <text:p>0.234591s</text:p>
          </table:table-cell>
          <table:table-cell table:style-name="ce7" office:value-type="string">
            <text:p>0.475264s</text:p>
          </table:table-cell>
          <table:table-cell table:style-name="ce7" office:value-type="string">
            <text:p>0.987832s</text:p>
          </table:table-cell>
          <table:table-cell table:style-name="ce7" office:value-type="string">
            <text:p>2.02913s</text:p>
          </table:table-cell>
          <table:table-cell table:style-name="ce7" office:value-type="string">
            <text:p>4.16196s</text:p>
          </table:table-cell>
          <table:table-cell table:style-name="ce7" table:number-columns-repeated="3"/>
          <table:table-cell table:style-name="ce7" office:value-type="string">
            <text:p>257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0 – block search with bitset with all numbers optimized for time and with modulo 30 wheel factorization (16384 bytes block)</text:p>
          </table:table-cell>
          <table:table-cell table:style-name="ce7" office:value-type="string">
            <text:p>0.029955s</text:p>
          </table:table-cell>
          <table:table-cell table:style-name="ce7" office:value-type="string">
            <text:p>0.062438s</text:p>
          </table:table-cell>
          <table:table-cell table:style-name="ce7" office:value-type="string">
            <text:p>0.129s</text:p>
          </table:table-cell>
          <table:table-cell table:style-name="ce7" office:value-type="string">
            <text:p>0.26337s</text:p>
          </table:table-cell>
          <table:table-cell table:style-name="ce7" office:value-type="string">
            <text:p>0.548564s</text:p>
          </table:table-cell>
          <table:table-cell table:style-name="ce7" office:value-type="string">
            <text:p>1.13495s</text:p>
          </table:table-cell>
          <table:table-cell table:style-name="ce7" office:value-type="string">
            <text:p>2.35394s</text:p>
          </table:table-cell>
          <table:table-cell table:style-name="ce7" office:value-type="string">
            <text:p>4.86301s</text:p>
          </table:table-cell>
          <table:table-cell table:style-name="ce7" table:number-columns-repeated="3"/>
          <table:table-cell table:style-name="ce7" office:value-type="string">
            <text:p>513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1 – block search with bitset with all numbers optimized for time and with modulo 210 wheel factorization (16384 bytes block)</text:p>
          </table:table-cell>
          <table:table-cell table:style-name="ce7" office:value-type="string">
            <text:p>0.027547s</text:p>
          </table:table-cell>
          <table:table-cell table:style-name="ce7" office:value-type="string">
            <text:p>0.057692s</text:p>
          </table:table-cell>
          <table:table-cell table:style-name="ce7" office:value-type="string">
            <text:p>0.116229s</text:p>
          </table:table-cell>
          <table:table-cell table:style-name="ce7" office:value-type="string">
            <text:p>0.241708s</text:p>
          </table:table-cell>
          <table:table-cell table:style-name="ce7" office:value-type="string">
            <text:p>0.506218s</text:p>
          </table:table-cell>
          <table:table-cell table:style-name="ce7" office:value-type="string">
            <text:p>1.04943s</text:p>
          </table:table-cell>
          <table:table-cell table:style-name="ce7" office:value-type="string">
            <text:p>2.16836s</text:p>
          </table:table-cell>
          <table:table-cell table:style-name="ce7" office:value-type="string">
            <text:p>4.48239s</text:p>
          </table:table-cell>
          <table:table-cell table:style-name="ce7" table:number-columns-repeated="3"/>
          <table:table-cell table:style-name="ce7" office:value-type="string">
            <text:p>513.4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2 – Openmp optimized for space and time with 210 wheel (8 thread, 16384 bytes block)</text:p>
          </table:table-cell>
          <table:table-cell table:style-name="ce7" office:value-type="string">
            <text:p>0.028852s</text:p>
          </table:table-cell>
          <table:table-cell table:style-name="ce7" office:value-type="string">
            <text:p>0.031623s</text:p>
          </table:table-cell>
          <table:table-cell table:style-name="ce7" office:value-type="string">
            <text:p>0.040051s</text:p>
          </table:table-cell>
          <table:table-cell table:style-name="ce7" office:value-type="string">
            <text:p>0.085217s</text:p>
          </table:table-cell>
          <table:table-cell table:style-name="ce7" office:value-type="string">
            <text:p>0.14695s</text:p>
          </table:table-cell>
          <table:table-cell table:style-name="ce7" office:value-type="string">
            <text:p>0.290793s</text:p>
          </table:table-cell>
          <table:table-cell table:style-name="ce7" office:value-type="string">
            <text:p>0.620645s</text:p>
          </table:table-cell>
          <table:table-cell table:style-name="ce7" office:value-type="string">
            <text:p>1.22034s</text:p>
          </table:table-cell>
          <table:table-cell table:style-name="ce7" office:value-type="string">
            <text:p>2.48342s</text:p>
          </table:table-cell>
          <table:table-cell table:style-name="ce7" office:value-type="string">
            <text:p>5.20665s</text:p>
          </table:table-cell>
          <table:table-cell table:style-name="ce7" office:value-type="string">
            <text:p>10.6241s</text:p>
          </table:table-cell>
          <table:table-cell table:style-name="ce7" office:value-type="string">
            <text:p>258.1 MB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>
            <text:p>13 – Openmp optimized for time with 210 wheel (8 thread, 16384 bytes block)</text:p>
          </table:table-cell>
          <table:table-cell table:style-name="ce7" office:value-type="string">
            <text:p>0.018365s</text:p>
          </table:table-cell>
          <table:table-cell table:style-name="ce7" office:value-type="string">
            <text:p>0.024857s</text:p>
          </table:table-cell>
          <table:table-cell table:style-name="ce7" office:value-type="string">
            <text:p>0.049931s</text:p>
          </table:table-cell>
          <table:table-cell table:style-name="ce7" office:value-type="string">
            <text:p>0.100107s</text:p>
          </table:table-cell>
          <table:table-cell table:style-name="ce7" office:value-type="string">
            <text:p>0.198605s</text:p>
          </table:table-cell>
          <table:table-cell table:style-name="ce7" office:value-type="string">
            <text:p>0.34825s</text:p>
          </table:table-cell>
          <table:table-cell table:style-name="ce7" office:value-type="string">
            <text:p>0.746914s</text:p>
          </table:table-cell>
          <table:table-cell table:style-name="ce7" office:value-type="string">
            <text:p>1.41527s</text:p>
          </table:table-cell>
          <table:table-cell table:style-name="ce7" office:value-type="string">
            <text:p>3.03843s</text:p>
          </table:table-cell>
          <table:table-cell table:style-name="ce7" office:value-type="string">
            <text:p>6.17082s</text:p>
          </table:table-cell>
          <table:table-cell table:style-name="ce7" office:value-type="string">
            <text:p>13.277s</text:p>
          </table:table-cell>
          <table:table-cell table:style-name="ce7" office:value-type="string">
            <text:p>514.6 MB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4 – Openmpi optimized for space and time with 210 wheel (8 processes, 16384 bytes block)</text:p>
          </table:table-cell>
          <table:table-cell table:style-name="ce7" office:value-type="string">
            <text:p>0.027236s</text:p>
          </table:table-cell>
          <table:table-cell table:style-name="ce7" office:value-type="string">
            <text:p>0.052813s</text:p>
          </table:table-cell>
          <table:table-cell table:style-name="ce7" office:value-type="string">
            <text:p>0.104039s</text:p>
          </table:table-cell>
          <table:table-cell table:style-name="ce7" office:value-type="string">
            <text:p>0.179982s</text:p>
          </table:table-cell>
          <table:table-cell table:style-name="ce7" office:value-type="string">
            <text:p>0.356457s</text:p>
          </table:table-cell>
          <table:table-cell table:style-name="ce7" office:value-type="string">
            <text:p>0.713457s</text:p>
          </table:table-cell>
          <table:table-cell table:style-name="ce7" office:value-type="string">
            <text:p>1.49514s</text:p>
          </table:table-cell>
          <table:table-cell table:style-name="ce7" office:value-type="string">
            <text:p>3.0424s</text:p>
          </table:table-cell>
          <table:table-cell table:style-name="ce7" office:value-type="string">
            <text:p>6.2021s</text:p>
          </table:table-cell>
          <table:table-cell table:style-name="ce7" office:value-type="string">
            <text:p>13.2256s</text:p>
          </table:table-cell>
          <table:table-cell table:style-name="ce7" office:value-type="string">
            <text:p>27.4819s</text:p>
          </table:table-cell>
          <table:table-cell table:style-name="ce7" office:value-type="string">
            <text:p>273.6 MB (34.2 * 8)</text:p>
          </table:table-cell>
          <table:table-cell table:number-columns-repeated="1011"/>
        </table:table-row>
        <table:table-row table:style-name="ro1">
          <table:table-cell table:style-name="ce10" office:value-type="string">
            <text:p>15 – Openmpi optimized for time with 210 wheel (8 processes, 16384 bytes block)</text:p>
          </table:table-cell>
          <table:table-cell table:style-name="ce7" office:value-type="string">
            <text:p>0.021009s</text:p>
          </table:table-cell>
          <table:table-cell table:style-name="ce7" office:value-type="string">
            <text:p>0.049812s</text:p>
          </table:table-cell>
          <table:table-cell table:style-name="ce7" office:value-type="string">
            <text:p>0.089083s</text:p>
          </table:table-cell>
          <table:table-cell table:style-name="ce7" office:value-type="string">
            <text:p>0.166202s</text:p>
          </table:table-cell>
          <table:table-cell table:style-name="ce7" office:value-type="string">
            <text:p>0.32685s</text:p>
          </table:table-cell>
          <table:table-cell table:style-name="ce7" office:value-type="string">
            <text:p>0.733979s</text:p>
          </table:table-cell>
          <table:table-cell table:style-name="ce7" office:value-type="string">
            <text:p>1.40432s</text:p>
          </table:table-cell>
          <table:table-cell table:style-name="ce7" office:value-type="string">
            <text:p>2.94105s</text:p>
          </table:table-cell>
          <table:table-cell table:style-name="ce7" office:value-type="string">
            <text:p>6.20788s</text:p>
          </table:table-cell>
          <table:table-cell table:style-name="ce7" office:value-type="string">
            <text:p>13.3267s</text:p>
          </table:table-cell>
          <table:table-cell table:style-name="ce7" office:value-type="string">
            <text:p>37.501s</text:p>
          </table:table-cell>
          <table:table-cell table:style-name="ce7" office:value-type="string">
            <text:p>595.8 MB (66.2 *9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6 – Hybrid Openmpi and Openmp optimized for space and time with 210 wheel (2 processes, 16384 bytes block)</text:p>
          </table:table-cell>
          <table:table-cell table:style-name="ce7" office:value-type="string">
            <text:p>0.058876s</text:p>
          </table:table-cell>
          <table:table-cell table:style-name="ce7" office:value-type="string">
            <text:p>0.087026s</text:p>
          </table:table-cell>
          <table:table-cell table:style-name="ce7" office:value-type="string">
            <text:p>0.101781s</text:p>
          </table:table-cell>
          <table:table-cell table:style-name="ce7" office:value-type="string">
            <text:p>0.136336s</text:p>
          </table:table-cell>
          <table:table-cell table:style-name="ce7" office:value-type="string">
            <text:p>0.246995s</text:p>
          </table:table-cell>
          <table:table-cell table:style-name="ce7" office:value-type="string">
            <text:p>0.513539s</text:p>
          </table:table-cell>
          <table:table-cell table:style-name="ce7" office:value-type="string">
            <text:p>1.11837s</text:p>
          </table:table-cell>
          <table:table-cell table:style-name="ce7" office:value-type="string">
            <text:p>2.15695s</text:p>
          </table:table-cell>
          <table:table-cell table:style-name="ce7" office:value-type="string">
            <text:p>4.28481s</text:p>
          </table:table-cell>
          <table:table-cell table:style-name="ce7" office:value-type="string">
            <text:p>8.97652s</text:p>
          </table:table-cell>
          <table:table-cell table:style-name="ce7" office:value-type="string">
            <text:p>19.3316s</text:p>
          </table:table-cell>
          <table:table-cell table:style-name="ce7" office:value-type="string">
            <text:p>261.6 MB (130.8 * 2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7 – Hybrid Openmpi and Openmp optimized for time with 210 wheel (2 processes, 16384 bytes block)</text:p>
          </table:table-cell>
          <table:table-cell table:style-name="ce7" office:value-type="string">
            <text:p>0.045863s</text:p>
          </table:table-cell>
          <table:table-cell table:style-name="ce7" office:value-type="string">
            <text:p>0.059951s</text:p>
          </table:table-cell>
          <table:table-cell table:style-name="ce7" office:value-type="string">
            <text:p>0.08118s</text:p>
          </table:table-cell>
          <table:table-cell table:style-name="ce7" office:value-type="string">
            <text:p>0.136368s</text:p>
          </table:table-cell>
          <table:table-cell table:style-name="ce7" office:value-type="string">
            <text:p>0.264201s</text:p>
          </table:table-cell>
          <table:table-cell table:style-name="ce7" office:value-type="string">
            <text:p>0.536268s</text:p>
          </table:table-cell>
          <table:table-cell table:style-name="ce7" office:value-type="string">
            <text:p>1.16451s</text:p>
          </table:table-cell>
          <table:table-cell table:style-name="ce7" office:value-type="string">
            <text:p>2.20225s</text:p>
          </table:table-cell>
          <table:table-cell table:style-name="ce7" office:value-type="string">
            <text:p>4.5935s</text:p>
          </table:table-cell>
          <table:table-cell table:style-name="ce7" office:value-type="string">
            <text:p>10.7556s</text:p>
          </table:table-cell>
          <table:table-cell table:style-name="ce7" office:value-type="string">
            <text:p>30.9238s</text:p>
          </table:table-cell>
          <table:table-cell table:style-name="ce7" office:value-type="string">
            <text:p>517.6 MB (258.8 * 2)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>
            <text:p>18 – Hybrid Openmpi and Openmp with dynamic scheduling optimized for space and time with 210 wheel (9 processes, 19 segments, 16384 bytes block)</text:p>
          </table:table-cell>
          <table:table-cell table:style-name="ce7" office:value-type="string">
            <text:p>0.072426s</text:p>
          </table:table-cell>
          <table:table-cell table:style-name="ce7" office:value-type="string">
            <text:p>0.081074s</text:p>
          </table:table-cell>
          <table:table-cell table:style-name="ce7" office:value-type="string">
            <text:p>0.107326s</text:p>
          </table:table-cell>
          <table:table-cell table:style-name="ce7" office:value-type="string">
            <text:p>0.169004s</text:p>
          </table:table-cell>
          <table:table-cell table:style-name="ce7" office:value-type="string">
            <text:p>0.235753s</text:p>
          </table:table-cell>
          <table:table-cell table:style-name="ce7" office:value-type="string">
            <text:p>0.444916s</text:p>
          </table:table-cell>
          <table:table-cell table:style-name="ce7" office:value-type="string">
            <text:p>0.76281s</text:p>
          </table:table-cell>
          <table:table-cell table:style-name="ce7" office:value-type="string">
            <text:p>1.38132s</text:p>
          </table:table-cell>
          <table:table-cell table:style-name="ce7" office:value-type="string">
            <text:p>2.9812s</text:p>
          </table:table-cell>
          <table:table-cell table:style-name="ce7" office:value-type="string">
            <text:p>5.9079s</text:p>
          </table:table-cell>
          <table:table-cell table:style-name="ce7" office:value-type="string">
            <text:p>11.8114s</text:p>
          </table:table-cell>
          <table:table-cell table:style-name="ce7" office:value-type="string">
            <text:p>277.2 MB (30.2 * 9)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19 – Hybrid Openmpi and Openmp with dynamic scheduling optimized for time with 210 wheel (9 processes, 19 segments, 16384 bytes block)</text:p>
          </table:table-cell>
          <table:table-cell table:style-name="ce7" office:value-type="string">
            <text:p>0.061991s</text:p>
          </table:table-cell>
          <table:table-cell table:style-name="ce7" office:value-type="string">
            <text:p>0.075542s</text:p>
          </table:table-cell>
          <table:table-cell table:style-name="ce7" office:value-type="string">
            <text:p>0.101516s</text:p>
          </table:table-cell>
          <table:table-cell table:style-name="ce7" office:value-type="string">
            <text:p>0.157622s</text:p>
          </table:table-cell>
          <table:table-cell table:style-name="ce7" office:value-type="string">
            <text:p>0.212032s</text:p>
          </table:table-cell>
          <table:table-cell table:style-name="ce7" office:value-type="string">
            <text:p>0.362909s</text:p>
          </table:table-cell>
          <table:table-cell table:style-name="ce7" office:value-type="string">
            <text:p>0.791114s</text:p>
          </table:table-cell>
          <table:table-cell table:style-name="ce7" office:value-type="string">
            <text:p>1.39735s</text:p>
          </table:table-cell>
          <table:table-cell table:style-name="ce7" office:value-type="string">
            <text:p>3.07114s</text:p>
          </table:table-cell>
          <table:table-cell table:style-name="ce7" office:value-type="string">
            <text:p>5.92685s</text:p>
          </table:table-cell>
          <table:table-cell table:style-name="ce7" office:value-type="string">
            <text:p>12.5859s</text:p>
          </table:table-cell>
          <table:table-cell table:style-name="ce7" office:value-type="string">
            <text:p>513.9 MB (57.1 * 9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16 GB RAM DDR3 1600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1">
          <table:table-cell table:style-name="ce12" office:value-type="string">
            <text:p>Asus G51J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>
            <text:p>CPU: <text:s/>i7 720QM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Clock rate: 1600 - 2800 MHz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4 GB RAM DDR3 1066 MHz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.4902in" fo:page-height="7.5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16:08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20T16:46:12</dc:date>
    <dc:creator>Carlos Costa</dc:creator>
    <meta:editing-duration>PT13H9M51S</meta:editing-duration>
    <meta:editing-cycles>111</meta:editing-cycles>
    <meta:generator>LibreOffice/4.0.2.2$Linux_X86_64 LibreOffice_project/400m0$Build-2</meta:generator>
    <meta:document-statistic meta:table-count="2" meta:cell-count="3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scale-text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scale-text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scale-text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scale-text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scale-text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scale-text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scale-text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scale-text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scale-text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scale-text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scale-text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9.696cm" svg:height="40.9cm" xlink:href=".." xlink:type="simple" chart:class="chart:line" chart:row-mapping="0 1 1 2 3 4 5 6 7 8 9 10 11 12" chart:style-name="ch1">
        <chart:title svg:x="20.822cm" svg:y="0.954cm" chart:style-name="ch2">
          <text:p>Time analysis of prime sieve algorithms</text:p>
        </chart:title>
        <chart:legend chart:legend-position="bottom" svg:x="2.957cm" svg:y="37.129cm" style:legend-expansion="wide" chart:style-name="ch3"/>
        <chart:plot-area chart:style-name="ch4" table:cell-range-address="Sheet1_2.B1:Sheet1_2.I14 Sheet1_2.A2:Sheet1_2.A14" chart:data-source-has-labels="both" svg:x="1.443cm" svg:y="4.187cm" svg:width="46.267cm" svg:height="31.704cm">
          <chartooo:coordinate-region svg:x="3.176cm" svg:y="4.386cm" svg:width="42.614cm" svg:height="30.858cm"/>
          <chart:axis chart:dimension="x" chart:name="primary-x" chart:style-name="ch5" chartooo:axis-type="auto">
            <chartooo:date-scale/>
            <chart:categories table:cell-range-address="Sheet1_2.B1:Sheet1_2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:Sheet1_2.I2" chart:label-cell-address="Sheet1_2.A2:Sheet1_2.A2" chart:class="chart:line">
            <chart:data-point chart:repeated="8"/>
          </chart:series>
          <chart:series chart:style-name="ch8" chart:values-cell-range-address="Sheet1_2.B3:Sheet1_2.I3" chart:label-cell-address="Sheet1_2.A3:Sheet1_2.A3" chart:class="chart:line">
            <chart:data-point chart:repeated="8"/>
          </chart:series>
          <chart:series chart:style-name="ch9" chart:values-cell-range-address="Sheet1_2.B3:Sheet1_2.I3" chart:label-cell-address="Sheet1_2.A3:Sheet1_2.A3" chart:class="chart:line">
            <chart:data-point chart:repeated="8"/>
          </chart:series>
          <chart:series chart:style-name="ch10" chart:values-cell-range-address="Sheet1_2.B4:Sheet1_2.I4" chart:label-cell-address="Sheet1_2.A4:Sheet1_2.A4" chart:class="chart:line">
            <chart:data-point chart:repeated="8"/>
          </chart:series>
          <chart:series chart:style-name="ch11" chart:values-cell-range-address="Sheet1_2.B5:Sheet1_2.I5" chart:label-cell-address="Sheet1_2.A5:Sheet1_2.A5" chart:class="chart:line">
            <chart:data-point chart:repeated="8"/>
          </chart:series>
          <chart:series chart:style-name="ch12" chart:values-cell-range-address="Sheet1_2.B6:Sheet1_2.I6" chart:label-cell-address="Sheet1_2.A6:Sheet1_2.A6" chart:class="chart:line">
            <chart:data-point chart:repeated="8"/>
          </chart:series>
          <chart:series chart:style-name="ch13" chart:values-cell-range-address="Sheet1_2.B7:Sheet1_2.I7" chart:label-cell-address="Sheet1_2.A7:Sheet1_2.A7" chart:class="chart:line">
            <chart:data-point chart:repeated="8"/>
          </chart:series>
          <chart:series chart:style-name="ch14" chart:values-cell-range-address="Sheet1_2.B8:Sheet1_2.I8" chart:label-cell-address="Sheet1_2.A8:Sheet1_2.A8" chart:class="chart:line">
            <chart:data-point chart:repeated="8"/>
          </chart:series>
          <chart:series chart:style-name="ch15" chart:values-cell-range-address="Sheet1_2.B9:Sheet1_2.I9" chart:label-cell-address="Sheet1_2.A9:Sheet1_2.A9" chart:class="chart:line">
            <chart:data-point chart:repeated="8"/>
          </chart:series>
          <chart:series chart:style-name="ch16" chart:values-cell-range-address="Sheet1_2.B10:Sheet1_2.I10" chart:label-cell-address="Sheet1_2.A10:Sheet1_2.A10" chart:class="chart:line">
            <chart:data-point chart:repeated="8"/>
          </chart:series>
          <chart:series chart:style-name="ch17" chart:values-cell-range-address="Sheet1_2.B11:Sheet1_2.I11" chart:label-cell-address="Sheet1_2.A11:Sheet1_2.A11" chart:class="chart:line">
            <chart:data-point chart:repeated="8"/>
          </chart:series>
          <chart:series chart:style-name="ch18" chart:values-cell-range-address="Sheet1_2.B12:Sheet1_2.I12" chart:label-cell-address="Sheet1_2.A12:Sheet1_2.A12" chart:class="chart:line">
            <chart:data-point chart:repeated="8"/>
          </chart:series>
          <chart:series chart:style-name="ch19" chart:values-cell-range-address="Sheet1_2.B13:Sheet1_2.I13" chart:label-cell-address="Sheet1_2.A13:Sheet1_2.A13" chart:class="chart:line">
            <chart:data-point chart:repeated="8"/>
          </chart:series>
          <chart:series chart:style-name="ch20" chart:values-cell-range-address="Sheet1_2.B14:Sheet1_2.I14" chart:label-cell-address="Sheet1_2.A14:Sheet1_2.A14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Sheet1_2.B1:Sheet1_2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os)</text:p>
              </table:table-cell>
              <table:table-cell office:value-type="string">
                <text:p>2^32 (203280221 primos)</text:p>
              </table:table-cell>
            </table:table-row>
          </table:table-header-rows>
          <table:table-rows>
            <table:table-row>
              <table:table-cell office:value-type="string">
                <text:p>multiples to check for primes</text:p>
                <draw:g>
                  <svg:desc>Sheet1_2.A2:Sheet1_2.A2</svg:desc>
                </draw:g>
              </table:table-cell>
              <table:table-cell office:value-type="float" office:value="0.083093">
                <text:p>0.083093</text:p>
                <draw:g>
                  <svg:desc>Sheet1_2.B2:Sheet1_2.I2</svg:desc>
                </draw:g>
              </table:table-cell>
              <table:table-cell office:value-type="float" office:value="0.181192">
                <text:p>0.181192</text:p>
              </table:table-cell>
              <table:table-cell office:value-type="float" office:value="0.494008">
                <text:p>0.494008</text:p>
              </table:table-cell>
              <table:table-cell office:value-type="float" office:value="1.03408">
                <text:p>1.03408</text:p>
              </table:table-cell>
              <table:table-cell office:value-type="float" office:value="2.24548">
                <text:p>2.24548</text:p>
              </table:table-cell>
              <table:table-cell office:value-type="float" office:value="4.73584">
                <text:p>4.73584</text:p>
              </table:table-cell>
              <table:table-cell office:value-type="float" office:value="9.92869">
                <text:p>9.92869</text:p>
              </table:table-cell>
              <table:table-cell office:value-type="float" office:value="20.9072">
                <text:p>20.9072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only with numbers in the block (32768 bytes block)</text:p>
                <draw:g>
                  <svg:desc>Sheet1_2.A3:Sheet1_2.A3</svg:desc>
                </draw:g>
              </table:table-cell>
              <table:table-cell office:value-type="float" office:value="0.120396">
                <text:p>0.120396</text:p>
                <draw:g>
                  <svg:desc>Sheet1_2.B3:Sheet1_2.I3</svg:desc>
                </draw:g>
              </table:table-cell>
              <table:table-cell office:value-type="float" office:value="0.244317">
                <text:p>0.244317</text:p>
              </table:table-cell>
              <table:table-cell office:value-type="float" office:value="0.485012">
                <text:p>0.485012</text:p>
              </table:table-cell>
              <table:table-cell office:value-type="float" office:value="0.970527">
                <text:p>0.970527</text:p>
              </table:table-cell>
              <table:table-cell office:value-type="float" office:value="1.95081">
                <text:p>1.95081</text:p>
              </table:table-cell>
              <table:table-cell office:value-type="float" office:value="3.90262">
                <text:p>3.90262</text:p>
              </table:table-cell>
              <table:table-cell office:value-type="float" office:value="7.80633">
                <text:p>7.80633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block search with bitset with all numbers optimized for time (16384 bytes block)</text:p>
                <draw:g>
                  <svg:desc>Sheet1_2.A4:Sheet1_2.A4</svg:desc>
                </draw:g>
              </table:table-cell>
              <table:table-cell office:value-type="float" office:value="0.076407">
                <text:p>0.076407</text:p>
                <draw:g>
                  <svg:desc>Sheet1_2.B4:Sheet1_2.I4</svg:desc>
                </draw:g>
              </table:table-cell>
              <table:table-cell office:value-type="float" office:value="0.155646">
                <text:p>0.155646</text:p>
              </table:table-cell>
              <table:table-cell office:value-type="float" office:value="0.311641">
                <text:p>0.311641</text:p>
              </table:table-cell>
              <table:table-cell office:value-type="float" office:value="0.634144">
                <text:p>0.634144</text:p>
              </table:table-cell>
              <table:table-cell office:value-type="float" office:value="1.28682">
                <text:p>1.28682</text:p>
              </table:table-cell>
              <table:table-cell office:value-type="float" office:value="2.6197">
                <text:p>2.6197</text:p>
              </table:table-cell>
              <table:table-cell office:value-type="float" office:value="5.30209">
                <text:p>5.30209</text:p>
              </table:table-cell>
              <table:table-cell office:value-type="float" office:value="10.8421">
                <text:p>10.8421</text:p>
              </table:table-cell>
            </table:table-row>
            <table:table-row>
              <table:table-cell office:value-type="string">
                <text:p>block search with bitset with all numbers optimized for space and with modulo 30 wheel factorization (16384 bytes block)</text:p>
                <draw:g>
                  <svg:desc>Sheet1_2.A5:Sheet1_2.A5</svg:desc>
                </draw:g>
              </table:table-cell>
              <table:table-cell office:value-type="float" office:value="0.220266">
                <text:p>0.220266</text:p>
                <draw:g>
                  <svg:desc>Sheet1_2.B5:Sheet1_2.I5</svg:desc>
                </draw:g>
              </table:table-cell>
              <table:table-cell office:value-type="float" office:value="0.452221">
                <text:p>0.452221</text:p>
              </table:table-cell>
              <table:table-cell office:value-type="float" office:value="0.931692">
                <text:p>0.931692</text:p>
              </table:table-cell>
              <table:table-cell office:value-type="float" office:value="1.91999">
                <text:p>1.91999</text:p>
              </table:table-cell>
              <table:table-cell office:value-type="float" office:value="3.956">
                <text:p>3.956</text:p>
              </table:table-cell>
              <table:table-cell office:value-type="float" office:value="8.1757">
                <text:p>8.1757</text:p>
              </table:table-cell>
              <table:table-cell office:value-type="float" office:value="16.8816">
                <text:p>16.8816</text:p>
              </table:table-cell>
              <table:table-cell office:value-type="float" office:value="34.6973">
                <text:p>34.6973</text:p>
              </table:table-cell>
            </table:table-row>
            <table:table-row>
              <table:table-cell office:value-type="string">
                <text:p>block search with bitset with all numbers optimized for space and with modulo 210 wheel factorization (1048576 bytes block – L2 cache size)</text:p>
                <draw:g>
                  <svg:desc>Sheet1_2.A6:Sheet1_2.A6</svg:desc>
                </draw:g>
              </table:table-cell>
              <table:table-cell office:value-type="float" office:value="0.197224">
                <text:p>0.197224</text:p>
                <draw:g>
                  <svg:desc>Sheet1_2.B6:Sheet1_2.I6</svg:desc>
                </draw:g>
              </table:table-cell>
              <table:table-cell office:value-type="float" office:value="0.404014">
                <text:p>0.404014</text:p>
              </table:table-cell>
              <table:table-cell office:value-type="float" office:value="0.822906">
                <text:p>0.822906</text:p>
              </table:table-cell>
              <table:table-cell office:value-type="float" office:value="1.6892">
                <text:p>1.6892</text:p>
              </table:table-cell>
              <table:table-cell office:value-type="float" office:value="3.4719">
                <text:p>3.4719</text:p>
              </table:table-cell>
              <table:table-cell office:value-type="float" office:value="7.1112">
                <text:p>7.1112</text:p>
              </table:table-cell>
              <table:table-cell office:value-type="float" office:value="14.6169">
                <text:p>14.6169</text:p>
              </table:table-cell>
              <table:table-cell office:value-type="float" office:value="29.8003">
                <text:p>29.8003</text:p>
              </table:table-cell>
            </table:table-row>
            <table:table-row>
              <table:table-cell office:value-type="string">
                <text:p>block search with bitset with all numbers optimized for time and space and with modulo 30 wheel factorization (32768 bytes block)</text:p>
                <draw:g>
                  <svg:desc>Sheet1_2.A7:Sheet1_2.A7</svg:desc>
                </draw:g>
              </table:table-cell>
              <table:table-cell office:value-type="float" office:value="0.063756">
                <text:p>0.063756</text:p>
                <draw:g>
                  <svg:desc>Sheet1_2.B7:Sheet1_2.I7</svg:desc>
                </draw:g>
              </table:table-cell>
              <table:table-cell office:value-type="float" office:value="0.128676">
                <text:p>0.128676</text:p>
              </table:table-cell>
              <table:table-cell office:value-type="float" office:value="0.260198">
                <text:p>0.260198</text:p>
              </table:table-cell>
              <table:table-cell office:value-type="float" office:value="0.526149">
                <text:p>0.526149</text:p>
              </table:table-cell>
              <table:table-cell office:value-type="float" office:value="1.08666">
                <text:p>1.08666</text:p>
              </table:table-cell>
              <table:table-cell office:value-type="float" office:value="2.17646">
                <text:p>2.17646</text:p>
              </table:table-cell>
              <table:table-cell office:value-type="float" office:value="4.42856">
                <text:p>4.42856</text:p>
              </table:table-cell>
              <table:table-cell office:value-type="float" office:value="8.92708">
                <text:p>8.92708</text:p>
              </table:table-cell>
            </table:table-row>
            <table:table-row>
              <table:table-cell office:value-type="string">
                <text:p>block search with bitset with all numbers optimized for time and space and with modulo 210 wheel factorization (16384 bytes block)</text:p>
                <draw:g>
                  <svg:desc>Sheet1_2.A8:Sheet1_2.A8</svg:desc>
                </draw:g>
              </table:table-cell>
              <table:table-cell office:value-type="float" office:value="0.060235">
                <text:p>0.060235</text:p>
                <draw:g>
                  <svg:desc>Sheet1_2.B8:Sheet1_2.I8</svg:desc>
                </draw:g>
              </table:table-cell>
              <table:table-cell office:value-type="float" office:value="0.121617">
                <text:p>0.121617</text:p>
              </table:table-cell>
              <table:table-cell office:value-type="float" office:value="0.243317">
                <text:p>0.243317</text:p>
              </table:table-cell>
              <table:table-cell office:value-type="float" office:value="0.497177">
                <text:p>0.497177</text:p>
              </table:table-cell>
              <table:table-cell office:value-type="float" office:value="1.01658">
                <text:p>1.01658</text:p>
              </table:table-cell>
              <table:table-cell office:value-type="float" office:value="2.05718">
                <text:p>2.05718</text:p>
              </table:table-cell>
              <table:table-cell office:value-type="float" office:value="4.22407">
                <text:p>4.22407</text:p>
              </table:table-cell>
              <table:table-cell office:value-type="float" office:value="8.5506">
                <text:p>8.5506</text:p>
              </table:table-cell>
            </table:table-row>
            <table:table-row>
              <table:table-cell office:value-type="string">
                <text:p>block search with bitset with all numbers optimized for time and with modulo 30 wheel factorization (16384 bytes block)</text:p>
                <draw:g>
                  <svg:desc>Sheet1_2.A9:Sheet1_2.A9</svg:desc>
                </draw:g>
              </table:table-cell>
              <table:table-cell office:value-type="float" office:value="0.031416">
                <text:p>0.031416</text:p>
                <draw:g>
                  <svg:desc>Sheet1_2.B9:Sheet1_2.I9</svg:desc>
                </draw:g>
              </table:table-cell>
              <table:table-cell office:value-type="float" office:value="0.063316">
                <text:p>0.063316</text:p>
              </table:table-cell>
              <table:table-cell office:value-type="float" office:value="0.129567">
                <text:p>0.129567</text:p>
              </table:table-cell>
              <table:table-cell office:value-type="float" office:value="0.27304">
                <text:p>0.27304</text:p>
              </table:table-cell>
              <table:table-cell office:value-type="float" office:value="0.56317">
                <text:p>0.56317</text:p>
              </table:table-cell>
              <table:table-cell office:value-type="float" office:value="1.15341">
                <text:p>1.15341</text:p>
              </table:table-cell>
              <table:table-cell office:value-type="float" office:value="2.35641">
                <text:p>2.35641</text:p>
              </table:table-cell>
              <table:table-cell office:value-type="float" office:value="4.90922">
                <text:p>4.90922</text:p>
              </table:table-cell>
            </table:table-row>
            <table:table-row>
              <table:table-cell office:value-type="string">
                <text:p>block search with bitset with all numbers optimized for time and with modulo 210 wheel factorization (16384 bytes block)</text:p>
                <draw:g>
                  <svg:desc>Sheet1_2.A10:Sheet1_2.A10</svg:desc>
                </draw:g>
              </table:table-cell>
              <table:table-cell office:value-type="float" office:value="0.028026">
                <text:p>0.028026</text:p>
                <draw:g>
                  <svg:desc>Sheet1_2.B10:Sheet1_2.I10</svg:desc>
                </draw:g>
              </table:table-cell>
              <table:table-cell office:value-type="float" office:value="0.060277">
                <text:p>0.060277</text:p>
              </table:table-cell>
              <table:table-cell office:value-type="float" office:value="0.119846">
                <text:p>0.119846</text:p>
              </table:table-cell>
              <table:table-cell office:value-type="float" office:value="0.250418">
                <text:p>0.250418</text:p>
              </table:table-cell>
              <table:table-cell office:value-type="float" office:value="0.518771">
                <text:p>0.518771</text:p>
              </table:table-cell>
              <table:table-cell office:value-type="float" office:value="1.06174">
                <text:p>1.06174</text:p>
              </table:table-cell>
              <table:table-cell office:value-type="float" office:value="2.16891">
                <text:p>2.16891</text:p>
              </table:table-cell>
              <table:table-cell office:value-type="float" office:value="4.3723">
                <text:p>4.3723</text:p>
              </table:table-cell>
            </table:table-row>
            <table:table-row>
              <table:table-cell office:value-type="string">
                <text:p>Openmp optimized for time (1 thread, 16384 bytes block)</text:p>
                <draw:g>
                  <svg:desc>Sheet1_2.A11:Sheet1_2.A11</svg:desc>
                </draw:g>
              </table:table-cell>
              <table:table-cell office:value-type="float" office:value="0.034172">
                <text:p>0.034172</text:p>
                <draw:g>
                  <svg:desc>Sheet1_2.B11:Sheet1_2.I11</svg:desc>
                </draw:g>
              </table:table-cell>
              <table:table-cell office:value-type="float" office:value="0.067397">
                <text:p>0.067397</text:p>
              </table:table-cell>
              <table:table-cell office:value-type="float" office:value="0.124096">
                <text:p>0.124096</text:p>
              </table:table-cell>
              <table:table-cell office:value-type="float" office:value="0.258856">
                <text:p>0.258856</text:p>
              </table:table-cell>
              <table:table-cell office:value-type="float" office:value="0.528277">
                <text:p>0.528277</text:p>
              </table:table-cell>
              <table:table-cell office:value-type="float" office:value="1.08063">
                <text:p>1.08063</text:p>
              </table:table-cell>
              <table:table-cell office:value-type="float" office:value="2.24666">
                <text:p>2.24666</text:p>
              </table:table-cell>
              <table:table-cell office:value-type="float" office:value="4.68789">
                <text:p>4.68789</text:p>
              </table:table-cell>
            </table:table-row>
            <table:table-row>
              <table:table-cell office:value-type="string">
                <text:p>Openmp optimized for time (2 thread, 16384 bytes block)</text:p>
                <draw:g>
                  <svg:desc>Sheet1_2.A12:Sheet1_2.A12</svg:desc>
                </draw:g>
              </table:table-cell>
              <table:table-cell office:value-type="float" office:value="0.028573">
                <text:p>0.028573</text:p>
                <draw:g>
                  <svg:desc>Sheet1_2.B12:Sheet1_2.I12</svg:desc>
                </draw:g>
              </table:table-cell>
              <table:table-cell office:value-type="float" office:value="0.040757">
                <text:p>0.040757</text:p>
              </table:table-cell>
              <table:table-cell office:value-type="float" office:value="0.071112">
                <text:p>0.071112</text:p>
              </table:table-cell>
              <table:table-cell office:value-type="float" office:value="0.149145">
                <text:p>0.149145</text:p>
              </table:table-cell>
              <table:table-cell office:value-type="float" office:value="0.294023">
                <text:p>0.294023</text:p>
              </table:table-cell>
              <table:table-cell office:value-type="float" office:value="0.604003">
                <text:p>0.604003</text:p>
              </table:table-cell>
              <table:table-cell office:value-type="float" office:value="1.25012">
                <text:p>1.25012</text:p>
              </table:table-cell>
              <table:table-cell office:value-type="float" office:value="2.57027">
                <text:p>2.57027</text:p>
              </table:table-cell>
            </table:table-row>
            <table:table-row>
              <table:table-cell office:value-type="string">
                <text:p>Openmp optimized for time (3 thread, 16384 bytes block)</text:p>
                <draw:g>
                  <svg:desc>Sheet1_2.A13:Sheet1_2.A13</svg:desc>
                </draw:g>
              </table:table-cell>
              <table:table-cell office:value-type="float" office:value="0.014454">
                <text:p>0.014454</text:p>
                <draw:g>
                  <svg:desc>Sheet1_2.B13:Sheet1_2.I13</svg:desc>
                </draw:g>
              </table:table-cell>
              <table:table-cell office:value-type="float" office:value="0.027389">
                <text:p>0.027389</text:p>
              </table:table-cell>
              <table:table-cell office:value-type="float" office:value="0.060045">
                <text:p>0.060045</text:p>
              </table:table-cell>
              <table:table-cell office:value-type="float" office:value="0.125848">
                <text:p>0.125848</text:p>
              </table:table-cell>
              <table:table-cell office:value-type="float" office:value="0.229551">
                <text:p>0.229551</text:p>
              </table:table-cell>
              <table:table-cell office:value-type="float" office:value="0.478578">
                <text:p>0.478578</text:p>
              </table:table-cell>
              <table:table-cell office:value-type="float" office:value="0.928133">
                <text:p>0.928133</text:p>
              </table:table-cell>
              <table:table-cell office:value-type="float" office:value="1.89543">
                <text:p>1.89543</text:p>
              </table:table-cell>
            </table:table-row>
            <table:table-row>
              <table:table-cell office:value-type="string">
                <text:p>Openmp optimized for time (4 thread, 16384 bytes block)</text:p>
                <draw:g>
                  <svg:desc>Sheet1_2.A14:Sheet1_2.A14</svg:desc>
                </draw:g>
              </table:table-cell>
              <table:table-cell office:value-type="float" office:value="0.01609">
                <text:p>0.01609</text:p>
                <draw:g>
                  <svg:desc>Sheet1_2.B14:Sheet1_2.I14</svg:desc>
                </draw:g>
              </table:table-cell>
              <table:table-cell office:value-type="float" office:value="0.033247">
                <text:p>0.033247</text:p>
              </table:table-cell>
              <table:table-cell office:value-type="float" office:value="0.045991">
                <text:p>0.045991</text:p>
              </table:table-cell>
              <table:table-cell office:value-type="float" office:value="0.096771">
                <text:p>0.096771</text:p>
              </table:table-cell>
              <table:table-cell office:value-type="float" office:value="0.198386">
                <text:p>0.198386</text:p>
              </table:table-cell>
              <table:table-cell office:value-type="float" office:value="0.374243">
                <text:p>0.374243</text:p>
              </table:table-cell>
              <table:table-cell office:value-type="float" office:value="0.751886">
                <text:p>0.751886</text:p>
              </table:table-cell>
              <table:table-cell office:value-type="float" office:value="1.50942">
                <text:p>1.50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